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5-01-20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5-01-20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4-01-0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3-01-06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2-01-06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1-01-07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20-01-0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9-01-23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8-01-05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7-01-06 17:20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6-01-05 14:0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6-01-05 13:47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5-01-06 14:0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4-01-07 19:45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3-01-16 20:48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2-01-19 21:1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1-01-19 18:5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10-01-20 20:27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9-01-13 14:4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8-01-04 16:4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7-01-12 09:41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0008" calcext:value-type="float">
            <text:p>36.6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6-01-08 22:5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5-01-12 16:25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4-01-06 21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4-01-0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3-01-10 21:44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2-01-08 18:3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1-01-07 20:52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2000-01-08 17:1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9-01-07 17:4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8-01-08 14:08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7-01-08 16:5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0496" calcext:value-type="float">
            <text:p>35.21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1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127099540701</text:p>
          </table:table-cell>
          <table:table-cell office:value-type="string" calcext:value-type="string">
            <text:p>1980-06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